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cation.equals( Object obj )</text:p>
          </table:table-cell>
          <table:table-cell office:value-type="float" office:value="7">
            <text:p text:style-name="Table_20_Contents">7</text:p>
          </table:table-cell>
          <table:table-cell office:value-type="float" office:value="9">
            <text:p text:style-name="Table_20_Contents">9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RemoteCacheManager.RemoteCacheManager( String host , int port , String service , ICompositeCacheManager cacheMgr , ICacheEventLogger cacheEventLogger , IElementSerializer elementSerializer )</text:p>
          </table:table-cell>
          <table:table-cell office:value-type="float" office:value="6">
            <text:p text:style-name="Table_20_Contents">6</text:p>
          </table:table-cell>
          <table:table-cell office:value-type="float" office:value="0">
            <text:p text:style-name="Table_20_Contents">0</text:p>
          </table:table-cell>
          <table:table-cell office:value-type="float" office:value="40">
            <text:p text:style-name="Table_20_Contents">40</text:p>
          </table:table-cell>
        </table:table-row>
        <table:table-row>
          <table:table-cell office:value-type="string">
            <text:p text:style-name="Table_20_Contents">RemoteCacheManager.logApplicationEvent( String source , String eventName , String optionalDetail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moteCacheManager.fixCaches( IRemoteCacheService remoteService , IRemoteCacheObserver remoteWatc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RemoteCacheManager.shutdow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moteCacheManager.removeRemoteCacheListener( IRemoteCacheAttributes catt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RemoteCacheManager.freeCache(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RemoteCacheManager.getDefaultCatt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teCacheManager.getStat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Location.hashCod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teCacheManager.getCache( IRemoteCacheAttributes catt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RemoteCacheManager.getInstance( IRemoteCacheAttributes cattr , ICompositeCacheManager cacheMgr , ICacheEventLogger cacheEventLogger , IElementSerializer elementSerializer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Location.Location( String host , int po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moteCacheManager.release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RemoteCacheManager.removeRemoteCacheListener( IRemoteCacheAttributes cattr , IRemoteCacheListener 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moteCacheManager.getCache( String cach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moteCacheManager.addRemoteCacheListener( IRemoteCacheAttributes cattr , IRemoteCacheListener listen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RemoteCacheManager.removeRemoteCacheListener( String cache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RemoteCacheManager.getCach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